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525: "* Oh^1, schau^1, Kris^1!&amp;* Ein weiteres Puzzle!/",</text:p>
          </table:table-cell>
          <table:table-cell table:number-columns-repeated="6"/>
          <table:table-cell office:value-type="string" calcext:value-type="string">
            <text:p>Zeilennummer 1525: "* Oh^1, look^1, Kris^1!&amp;* Another puzzl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Oh nein./",</text:p>
          </table:table-cell>
          <table:table-cell table:number-columns-repeated="6"/>
          <table:table-cell office:value-type="string" calcext:value-type="string">
            <text:p>Zeilennummer 1525: "* Oh no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Lasst uns die Anleitung lesen!/%",</text:p>
          </table:table-cell>
          <table:table-cell table:number-columns-repeated="6"/>
          <table:table-cell office:value-type="string" calcext:value-type="string">
            <text:p>Zeilennummer 1525: "* Let's read the instructions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H... Huh!^1?&amp;* Die Anleitunng ist ruiniert...!/",</text:p>
          </table:table-cell>
          <table:table-cell table:number-columns-repeated="6"/>
          <table:table-cell office:value-type="string" calcext:value-type="string">
            <text:p>Zeilennummer 1525: "* H... Huh!^1?&amp;* The instructions are vandalized...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\\E1* Da steht..^1. \"Ihr Idioten findet nun nie die Antwort heraus!\"/",</text:p>
          </table:table-cell>
          <table:table-cell table:number-columns-repeated="6"/>
          <table:table-cell office:value-type="string" calcext:value-type="string">
            <text:p>Zeilennummer 1525: "\\E1* It says..^1. \"Thoust fools, thou will NEVER figure it out now!\"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\\E3* Anleitungen ruinieren... Das ist definitiv gegen die Regeln!/",</text:p>
          </table:table-cell>
          <table:table-cell table:number-columns-repeated="6"/>
          <table:table-cell office:value-type="string" calcext:value-type="string">
            <text:p>Zeilennummer 1525: "\\E3* Ruining instructions... That's definitely against the rule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\\E1* Dann steht da^1 noch^1, ühm^1&amp;\"PS - ich mach meine eigenen Regeln. - RK\"/",</text:p>
          </table:table-cell>
          <table:table-cell table:number-columns-repeated="6"/>
          <table:table-cell office:value-type="string" calcext:value-type="string">
            <text:p>Zeilennummer 1525: "\\E1* Then it^1, um^1, says^1,&amp;\"PS - I make my own Rules. - RK\"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Nun^1, dass erleuchtet es etwas./%",</text:p>
          </table:table-cell>
          <table:table-cell table:number-columns-repeated="6"/>
          <table:table-cell office:value-type="string" calcext:value-type="string">
            <text:p>Zeilennummer 1525: "* Well^1, that explains tha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Warum klettern wir nicht über die Stachel?/",</text:p>
          </table:table-cell>
          <table:table-cell table:number-columns-repeated="6"/>
          <table:table-cell office:value-type="string" calcext:value-type="string">
            <text:p>Zeilennummer 1525: "* Why don't we just climb over this spiked fenc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Ühm^1, weil wir dann aufgespiesst werden und sterben...?/",</text:p>
          </table:table-cell>
          <table:table-cell table:number-columns-repeated="6"/>
          <table:table-cell office:value-type="string" calcext:value-type="string">
            <text:p>Zeilennummer 1525: "* Umm^1, because then we'd get impaled and die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Cool^1, ich sorg' mich darum und ihr um das Puzzle./",</text:p>
          </table:table-cell>
          <table:table-cell table:number-columns-repeated="6"/>
          <table:table-cell office:value-type="string" calcext:value-type="string">
            <text:p>Zeilennummer 1525: "* Cool^1, I'll work on that and you do the puzzl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Ühm^1, versuch dein bestes^1, Kris!/%",</text:p>
          </table:table-cell>
          <table:table-cell table:number-columns-repeated="6"/>
          <table:table-cell office:value-type="string" calcext:value-type="string">
            <text:p>Zeilennummer 1525: "* Umm^1, try your best^1, Kris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(Bist du WIRKLICH zu Dumm dazu^1, Kris!?)/%",</text:p>
          </table:table-cell>
          <table:table-cell table:number-columns-repeated="6"/>
          <table:table-cell office:value-type="string" calcext:value-type="string">
            <text:p>Zeilennummer 1525: "* (Can you REALLY not figure it out^1, Kris!?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Wunderbar, Kris^1!&amp;* ich denke du hast es bald!/",</text:p>
          </table:table-cell>
          <table:table-cell table:number-columns-repeated="6"/>
          <table:table-cell office:value-type="string" calcext:value-type="string">
            <text:p>Zeilennummer 1525: "* Great job, Kris^1!&amp;* I think you're onto something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Hey Kris^1, gib auf wenn du nicht mehr willst./",</text:p>
          </table:table-cell>
          <table:table-cell table:number-columns-repeated="6"/>
          <table:table-cell office:value-type="string" calcext:value-type="string">
            <text:p>Zeilennummer 1525: "* Hey Kris^1, give up whenever you feel like i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Ich sorge hier um alles./%",</text:p>
          </table:table-cell>
          <table:table-cell table:number-columns-repeated="6"/>
          <table:table-cell office:value-type="string" calcext:value-type="string">
            <text:p>Zeilennummer 1525: "* It's all good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Ühm^1, Kris^1, ich denke nicht, dass.../",</text:p>
          </table:table-cell>
          <table:table-cell table:number-columns-repeated="6"/>
          <table:table-cell office:value-type="string" calcext:value-type="string">
            <text:p>Zeilennummer 1525: "* Umm^1, Kris^1, I don't think that'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Wunderbar^1, Kris!&amp;* ich denke^1, du bist da an was dran!/%",</text:p>
          </table:table-cell>
          <table:table-cell table:number-columns-repeated="6"/>
          <table:table-cell office:value-type="string" calcext:value-type="string">
            <text:p>Zeilennummer 1525: "* Great job^1, Kris!&amp;* I think you're onto something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Kris^1, du kannst nicht auf dem Schalter stehenbleiben./",</text:p>
          </table:table-cell>
          <table:table-cell table:number-columns-repeated="6"/>
          <table:table-cell office:value-type="string" calcext:value-type="string">
            <text:p>Zeilennummer 1525: "* Kris^1, you can't solve it by stepping on the switc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\\E0* Du bist doch keine Kiste^1, haha./",</text:p>
          </table:table-cell>
          <table:table-cell table:number-columns-repeated="6"/>
          <table:table-cell office:value-type="string" calcext:value-type="string">
            <text:p>Zeilennummer 1525: "\\E0* You aren't a box^1, haha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Kris^1, achte nicht auf Ihn^1. Du kannst eine Kiste sein./",</text:p>
          </table:table-cell>
          <table:table-cell table:number-columns-repeated="6"/>
          <table:table-cell office:value-type="string" calcext:value-type="string">
            <text:p>Zeilennummer 1525: "* Kris^1, don't listen to him^1.&amp;* You can be a box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\\E2* Ich war einmal an Halloween eine Kiste./",</text:p>
          </table:table-cell>
          <table:table-cell table:number-columns-repeated="6"/>
          <table:table-cell office:value-type="string" calcext:value-type="string">
            <text:p>Zeilennummer 1525: "\\E2* I was a box for Halloween onc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... um^1, NUR eine Kiste?/",</text:p>
          </table:table-cell>
          <table:table-cell table:number-columns-repeated="6"/>
          <table:table-cell office:value-type="string" calcext:value-type="string">
            <text:p>Zeilennummer 1525: "* ... um^1, JUST a box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Nun ich kann mich halt nicht als verdammtes Monster verkleiden./%",</text:p>
          </table:table-cell>
          <table:table-cell table:number-columns-repeated="6"/>
          <table:table-cell office:value-type="string" calcext:value-type="string">
            <text:p>Zeilennummer 1525: "* Well it's not like I can dress up as a goddamn monster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Wa-ho^1, du hast es geschafft^1, Kris!&amp;* Wunderbar!/",</text:p>
          </table:table-cell>
          <table:table-cell table:number-columns-repeated="6"/>
          <table:table-cell office:value-type="string" calcext:value-type="string">
            <text:p>Zeilennummer 1525: "* Wa-ho^1, you did it^1, Kris!&amp;* Great job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Verdammt^1, ich konnte mich nicht selbst aufspiessen./",</text:p>
          </table:table-cell>
          <table:table-cell table:number-columns-repeated="6"/>
          <table:table-cell office:value-type="string" calcext:value-type="string">
            <text:p>Zeilennummer 1525: "* Damn^1, didn't get to impale myself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\\E2* Oh nun^1.&amp;* kommt^1, ihr Trottel./%",</text:p>
          </table:table-cell>
          <table:table-cell table:number-columns-repeated="6"/>
          <table:table-cell office:value-type="string" calcext:value-type="string">
            <text:p>Zeilennummer 1525: "\\E2* Oh well^1.&amp;* C'mon^1, chump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Gut gemacht^1, Kris...!/%",</text:p>
          </table:table-cell>
          <table:table-cell table:number-columns-repeated="6"/>
          <table:table-cell office:value-type="string" calcext:value-type="string">
            <text:p>Zeilennummer 1525: "* Good job^1, Kris...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25: "* Seht ihr^1, ich hab mit der Kiste das Tor aufgemacht^1.&amp;* einfach./%",</text:p>
          </table:table-cell>
          <table:table-cell table:number-columns-repeated="6"/>
          <table:table-cell office:value-type="string" calcext:value-type="string">
            <text:p>Zeilennummer 1525: "* See^1, I used the box to break in the door^1.&amp;* Easy.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9:41:26.309000000</meta:creation-date>
    <dc:date>2023-06-18T19:42:43.430000000</dc:date>
    <meta:editing-duration>PT1M17S</meta:editing-duration>
    <meta:editing-cycles>1</meta:editing-cycles>
    <meta:document-statistic meta:table-count="1" meta:cell-count="61" meta:object-count="0"/>
    <meta:generator>LibreOffice/7.4.3.2$Windows_X86_64 LibreOffice_project/1048a8393ae2eeec98dff31b5c133c5f1d08b890</meta:generator>
  </office:meta>
</office:document-meta>
</file>